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a6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aa95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8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2" style:family="table-cell" style:parent-style-name="Default">
      <style:table-cell-properties fo:background-color="#ffffa6" fo:border="0.06pt solid #000000"/>
    </style:style>
    <style:style style:name="ce23" style:family="table-cell" style:parent-style-name="Default">
      <style:table-cell-properties fo:background-color="#b4c7dc" fo:border="0.06pt solid #000000"/>
    </style:style>
    <style:style style:name="ce24" style:family="table-cell" style:parent-style-name="Default">
      <style:table-cell-properties fo:background-color="#ffe994"/>
    </style:style>
    <style:style style:name="ce2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0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2a6099" fo:font-weight="bold" style:font-weight-asian="bold" style:font-weight-complex="bold"/>
    </style:style>
    <style:style style:name="ce3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3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3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37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3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39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4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00080" fo:font-weight="bold" style:font-weight-asian="bold" style:font-weight-complex="bold"/>
    </style:style>
    <style:style style:name="ce43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5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6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7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8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4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80008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a933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a933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8d281e" fo:font-weight="bold" style:font-weight-asian="bold" style:font-weight-complex="bold"/>
    </style:style>
    <style:style style:name="ce5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55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5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57" style:family="table-cell" style:parent-style-name="Default">
      <style:table-cell-properties fo:background-color="#ffaa95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5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59" style:family="table-cell" style:parent-style-name="Default">
      <style:table-cell-properties fo:background-color="#ffd8ce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  <style:style style:name="ce6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color="#8d2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default-cell-style-name="ce1"/>
        <table:table-column table:style-name="co2" table:default-cell-style-name="ce69"/>
        <table:table-column table:style-name="co3" table:default-cell-style-name="ce20"/>
        <table:table-column table:style-name="co3" table:default-cell-style-name="ce32"/>
        <table:table-column table:style-name="co4" table:default-cell-style-name="ce41"/>
        <table:table-column table:style-name="co3" table:default-cell-style-name="ce69"/>
        <table:table-column table:style-name="co3" table:number-columns-repeated="6" table:default-cell-style-name="ce52"/>
        <table:table-column table:style-name="co1" table:number-columns-repeated="52" table:default-cell-style-name="ce1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9" office:value-type="string" calcext:value-type="string" table:number-columns-spanned="10" table:number-rows-spanned="2">
            <text:p>CERAS CAR PROTOCOL</text:p>
          </table:table-cell>
          <table:covered-table-cell table:number-columns-repeated="9"/>
          <table:table-cell table:number-columns-repeated="1012"/>
        </table:table-row>
        <table:table-row table:style-name="ro1">
          <table:table-cell table:number-columns-repeated="2"/>
          <table:covered-table-cell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NO</text:p>
          </table:table-cell>
          <table:table-cell office:value-type="string" calcext:value-type="string">
            <text:p>N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2">
          <table:table-cell table:style-name="ce3"/>
          <table:table-cell table:style-name="ce12"/>
          <table:table-cell table:style-name="ce79" office:value-type="string" calcext:value-type="string">
            <text:p>DataCheckSum</text:p>
          </table:table-cell>
          <table:table-cell table:style-name="ce33" office:value-type="string" calcext:value-type="string">
            <text:p>ID</text:p>
          </table:table-cell>
          <table:table-cell table:style-name="ce42" office:value-type="string" calcext:value-type="string">
            <text:p>MID</text:p>
          </table:table-cell>
          <table:table-cell table:style-name="ce51" office:value-type="string" calcext:value-type="string">
            <text:p>TID</text:p>
          </table:table-cell>
          <table:table-cell table:number-columns-repeated="6" table:style-name="ce53" office:value-type="string" calcext:value-type="string">
            <text:p>value</text:p>
          </table:table-cell>
          <table:table-cell table:style-name="ce3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HEADER:0x00</text:p>
          </table:table-cell>
          <table:table-cell office:value-type="string" calcext:value-type="string">
            <text:p>SPECIAL:0x00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3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16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4</text:p>
          </table:table-cell>
          <table:table-cell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ledAllOnOff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SLED:0x01</text:p>
          </table:table-cell>
          <table:table-cell table:style-name="ce13" office:value-type="string" calcext:value-type="string">
            <text:p>0x00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ledLongs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1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ledShorts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2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3" office:value-type="string" calcext:value-type="string">
            <text:p>ledStopDark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3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ledStopLight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4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3" office:value-type="string" calcext:value-type="string">
            <text:p>SignalsLeft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5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SignalsRight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6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7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8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9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LazerPointer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A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3" office:value-type="string" calcext:value-type="string">
            <text:p>ledSpots</text:p>
          </table:table-cell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B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C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D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E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0F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10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3"/>
          <table:table-cell table:style-name="ce22"/>
          <table:table-cell table:style-name="ce34" office:value-type="string" calcext:value-type="string">
            <text:p>0x00</text:p>
          </table:table-cell>
          <table:table-cell table:style-name="ce43" office:value-type="string" calcext:value-type="string">
            <text:p>0x01</text:p>
          </table:table-cell>
          <table:table-cell table:style-name="ce13" office:value-type="string" calcext:value-type="string">
            <text:p>0x11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AP_sysGun</text:p>
          </table:table-cell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SGUN:0x02</text:p>
          </table:table-cell>
          <table:table-cell table:style-name="ce14" office:value-type="string" calcext:value-type="string">
            <text:p>0x00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1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ServoTop</text:p>
          </table:table-cell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2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ServoBottom</text:p>
          </table:table-cell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3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4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5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6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7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8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9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A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B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C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D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E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0F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0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1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2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3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4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5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6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7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4"/>
          <table:table-cell table:style-name="ce23"/>
          <table:table-cell table:style-name="ce35" office:value-type="string" calcext:value-type="string">
            <text:p>0x00</text:p>
          </table:table-cell>
          <table:table-cell table:style-name="ce44" office:value-type="string" calcext:value-type="string">
            <text:p>0x02</text:p>
          </table:table-cell>
          <table:table-cell table:style-name="ce14" office:value-type="string" calcext:value-type="string">
            <text:p>0x18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15"/>
          <table:table-cell table:style-name="ce24"/>
          <table:table-cell table:style-name="ce36" office:value-type="string" calcext:value-type="string">
            <text:p>MAIN:0x01</text:p>
          </table:table-cell>
          <table:table-cell table:style-name="ce45" office:value-type="string" calcext:value-type="string">
            <text:p>SPECIAL:0x00</text:p>
          </table:table-cell>
          <table:table-cell table:style-name="ce14" office:value-type="string" calcext:value-type="string">
            <text:p>0x00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1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2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3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4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5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6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7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8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9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A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B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C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D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E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0F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0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1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2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3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4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5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6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15"/>
          <table:table-cell table:style-name="ce25"/>
          <table:table-cell table:style-name="ce36" office:value-type="string" calcext:value-type="string">
            <text:p>0x01</text:p>
          </table:table-cell>
          <table:table-cell table:style-name="ce45" office:value-type="string" calcext:value-type="string">
            <text:p>0x00</text:p>
          </table:table-cell>
          <table:table-cell table:style-name="ce14" office:value-type="string" calcext:value-type="string">
            <text:p>0x17</text:p>
          </table:table-cell>
          <table:table-cell table:style-name="ce56" table:number-columns-repeated="6"/>
          <table:table-cell table:style-name="ce6" table:number-columns-repeated="1012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MAIN:0x01</text:p>
          </table:table-cell>
          <table:table-cell table:style-name="ce14" office:value-type="string" calcext:value-type="string">
            <text:p>0x00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1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2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3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4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5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6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7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8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9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A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B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C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D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E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0F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0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1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2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3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4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5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6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16"/>
          <table:table-cell table:style-name="ce26"/>
          <table:table-cell table:style-name="ce37" office:value-type="string" calcext:value-type="string">
            <text:p>0x01</text:p>
          </table:table-cell>
          <table:table-cell table:style-name="ce46" office:value-type="string" calcext:value-type="string">
            <text:p>0x01</text:p>
          </table:table-cell>
          <table:table-cell table:style-name="ce14" office:value-type="string" calcext:value-type="string">
            <text:p>0x17</text:p>
          </table:table-cell>
          <table:table-cell table:style-name="ce57" table:number-columns-repeated="6"/>
          <table:table-cell table:style-name="ce7" table:number-columns-repeated="1012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SMOTOR:0x02</text:p>
          </table:table-cell>
          <table:table-cell table:style-name="ce14" office:value-type="string" calcext:value-type="string">
            <text:p>0x00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7" office:value-type="string" calcext:value-type="string">
            <text:p>speedValue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1</text:p>
          </table:table-cell>
          <table:table-cell table:style-name="ce58" office:value-type="string" calcext:value-type="string">
            <text:p>0-255</text:p>
          </table:table-cell>
          <table:table-cell table:style-name="ce58" table:number-columns-repeated="5"/>
          <table:table-cell table:style-name="ce8" table:number-columns-repeated="1012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17" office:value-type="string" calcext:value-type="string">
            <text:p>directionAngle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2</text:p>
          </table:table-cell>
          <table:table-cell table:style-name="ce58" office:value-type="string" calcext:value-type="string">
            <text:p>0-180</text:p>
          </table:table-cell>
          <table:table-cell table:style-name="ce58" table:number-columns-repeated="5"/>
          <table:table-cell table:style-name="ce8" table:number-columns-repeated="1012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7" office:value-type="string" calcext:value-type="string">
            <text:p>motorPower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3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1" calcext:value-type="float">
            <text:p>101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4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2" calcext:value-type="float">
            <text:p>102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5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3" calcext:value-type="float">
            <text:p>103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6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4" calcext:value-type="float">
            <text:p>104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7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5" calcext:value-type="float">
            <text:p>105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8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6" calcext:value-type="float">
            <text:p>106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9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7" calcext:value-type="float">
            <text:p>107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A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8" calcext:value-type="float">
            <text:p>108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B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09" calcext:value-type="float">
            <text:p>109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C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0" calcext:value-type="float">
            <text:p>110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D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1" calcext:value-type="float">
            <text:p>111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E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2" calcext:value-type="float">
            <text:p>112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0F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3" calcext:value-type="float">
            <text:p>113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0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4" calcext:value-type="float">
            <text:p>114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1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5" calcext:value-type="float">
            <text:p>115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2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6" calcext:value-type="float">
            <text:p>116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3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7" calcext:value-type="float">
            <text:p>117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4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8" calcext:value-type="float">
            <text:p>118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5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19" calcext:value-type="float">
            <text:p>119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6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20" calcext:value-type="float">
            <text:p>120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2</text:p>
          </table:table-cell>
          <table:table-cell table:style-name="ce14" office:value-type="string" calcext:value-type="string">
            <text:p>0x17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14" office:value-type="string" calcext:value-type="string">
            <text:p>AP_sysProtection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SPROTE:0x03</text:p>
          </table:table-cell>
          <table:table-cell table:style-name="ce14" office:value-type="string" calcext:value-type="string">
            <text:p>0x00</text:p>
          </table:table-cell>
          <table:table-cell table:style-name="ce55" office:value-type="string" calcext:value-type="string">
            <text:p>0-1</text:p>
          </table:table-cell>
          <table:table-cell table:style-name="ce55" table:number-columns-repeated="5"/>
          <table:table-cell table:style-name="ce5" table:number-columns-repeated="1012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14" office:value-type="string" calcext:value-type="string">
            <text:p>FrontMiddle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1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14" office:value-type="string" calcext:value-type="string">
            <text:p>FrontRight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2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14" office:value-type="string" calcext:value-type="string">
            <text:p>FrontLeft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3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14" office:value-type="string" calcext:value-type="string">
            <text:p>RightFront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4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4" office:value-type="string" calcext:value-type="string">
            <text:p>LeftFront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5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14" office:value-type="string" calcext:value-type="string">
            <text:p>RightBack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6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14" office:value-type="string" calcext:value-type="string">
            <text:p>LeftBack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7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4" office:value-type="string" calcext:value-type="string">
            <text:p>BackRight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8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14" office:value-type="string" calcext:value-type="string">
            <text:p>BackLeft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9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14" office:value-type="string" calcext:value-type="string">
            <text:p>protectionW_x1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A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14" office:value-type="string" calcext:value-type="string">
            <text:p>protectionW_x2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B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14" office:value-type="string" calcext:value-type="string">
            <text:p>protectionMode</text:p>
          </table:table-cell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C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D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E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0F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0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1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2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3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4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5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6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14"/>
          <table:table-cell table:style-name="ce28"/>
          <table:table-cell table:style-name="ce35" office:value-type="string" calcext:value-type="string">
            <text:p>0x01</text:p>
          </table:table-cell>
          <table:table-cell table:style-name="ce44" office:value-type="string" calcext:value-type="string">
            <text:p>0x03</text:p>
          </table:table-cell>
          <table:table-cell table:style-name="ce14" office:value-type="string" calcext:value-type="string">
            <text:p>0x17</text:p>
          </table:table-cell>
          <table:table-cell table:style-name="ce55" table:number-columns-repeated="6"/>
          <table:table-cell table:style-name="ce5" table:number-columns-repeated="101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13" office:value-type="string" calcext:value-type="string">
            <text:p>ledAllOnOff</text:p>
          </table:table-cell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SLED:0x04</text:p>
          </table:table-cell>
          <table:table-cell table:style-name="ce14" office:value-type="string" calcext:value-type="string">
            <text:p>0x00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13" office:value-type="string" calcext:value-type="string">
            <text:p>ledBlue</text:p>
          </table:table-cell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1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13" office:value-type="string" calcext:value-type="string">
            <text:p>ledFogs</text:p>
          </table:table-cell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2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table:style-name="ce13" office:value-type="string" calcext:value-type="string">
            <text:p>ledBack</text:p>
          </table:table-cell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3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4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5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6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7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8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9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A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B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C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D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E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0F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0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1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2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3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4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5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6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13"/>
          <table:table-cell table:style-name="ce29"/>
          <table:table-cell table:style-name="ce34" office:value-type="string" calcext:value-type="string">
            <text:p>0x01</text:p>
          </table:table-cell>
          <table:table-cell table:style-name="ce43" office:value-type="string" calcext:value-type="string">
            <text:p>0x04</text:p>
          </table:table-cell>
          <table:table-cell table:style-name="ce14" office:value-type="string" calcext:value-type="string">
            <text:p>0x17</text:p>
          </table:table-cell>
          <table:table-cell table:style-name="ce54" table:number-columns-repeated="6"/>
          <table:table-cell table:style-name="ce4" table:number-columns-repeated="1012"/>
        </table:table-row>
        <table:table-row table:style-name="ro1">
          <table:table-cell table:style-name="ce9" office:value-type="float" office:value="169" calcext:value-type="float">
            <text:p>169</text:p>
          </table:table-cell>
          <table:table-cell table:style-name="ce18" office:value-type="string" calcext:value-type="string">
            <text:p>AP_sysBalance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SBALAN:0x05</text:p>
          </table:table-cell>
          <table:table-cell table:style-name="ce14" office:value-type="string" calcext:value-type="string">
            <text:p>0x00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0" calcext:value-type="float">
            <text:p>170</text:p>
          </table:table-cell>
          <table:table-cell table:style-name="ce18" office:value-type="string" calcext:value-type="string">
            <text:p>AP_msgSend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1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1" calcext:value-type="float">
            <text:p>171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2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2" calcext:value-type="float">
            <text:p>172</text:p>
          </table:table-cell>
          <table:table-cell table:style-name="ce18" office:value-type="string" calcext:value-type="string">
            <text:p>ax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3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3" calcext:value-type="float">
            <text:p>173</text:p>
          </table:table-cell>
          <table:table-cell table:style-name="ce18" office:value-type="string" calcext:value-type="string">
            <text:p>ay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4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4" calcext:value-type="float">
            <text:p>174</text:p>
          </table:table-cell>
          <table:table-cell table:style-name="ce18" office:value-type="string" calcext:value-type="string">
            <text:p>az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5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5" calcext:value-type="float">
            <text:p>175</text:p>
          </table:table-cell>
          <table:table-cell table:style-name="ce18" office:value-type="string" calcext:value-type="string">
            <text:p>gx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6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6" calcext:value-type="float">
            <text:p>176</text:p>
          </table:table-cell>
          <table:table-cell table:style-name="ce18" office:value-type="string" calcext:value-type="string">
            <text:p>gy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7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7" calcext:value-type="float">
            <text:p>177</text:p>
          </table:table-cell>
          <table:table-cell table:style-name="ce18" office:value-type="string" calcext:value-type="string">
            <text:p>gz</text:p>
          </table:table-cell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8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8" calcext:value-type="float">
            <text:p>178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9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79" calcext:value-type="float">
            <text:p>179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A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0" calcext:value-type="float">
            <text:p>180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B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1" calcext:value-type="float">
            <text:p>181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C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2" calcext:value-type="float">
            <text:p>182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D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3" calcext:value-type="float">
            <text:p>183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E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4" calcext:value-type="float">
            <text:p>184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0F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5" calcext:value-type="float">
            <text:p>185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0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6" calcext:value-type="float">
            <text:p>186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1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7" calcext:value-type="float">
            <text:p>187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2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8" calcext:value-type="float">
            <text:p>188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3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89" calcext:value-type="float">
            <text:p>189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4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90" calcext:value-type="float">
            <text:p>190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5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91" calcext:value-type="float">
            <text:p>191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6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9" office:value-type="float" office:value="192" calcext:value-type="float">
            <text:p>192</text:p>
          </table:table-cell>
          <table:table-cell table:style-name="ce18"/>
          <table:table-cell table:style-name="ce30"/>
          <table:table-cell table:style-name="ce39" office:value-type="string" calcext:value-type="string">
            <text:p>0x01</text:p>
          </table:table-cell>
          <table:table-cell table:style-name="ce48" office:value-type="string" calcext:value-type="string">
            <text:p>0x05</text:p>
          </table:table-cell>
          <table:table-cell table:style-name="ce14" office:value-type="string" calcext:value-type="string">
            <text:p>0x17</text:p>
          </table:table-cell>
          <table:table-cell table:style-name="ce59" table:number-columns-repeated="6"/>
          <table:table-cell table:style-name="ce9" table:number-columns-repeated="1012"/>
        </table:table-row>
        <table:table-row table:style-name="ro1">
          <table:table-cell table:style-name="ce8" office:value-type="float" office:value="193" calcext:value-type="float">
            <text:p>193</text:p>
          </table:table-cell>
          <table:table-cell table:style-name="ce17" office:value-type="string" calcext:value-type="string">
            <text:p>lifeValue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SHEALTH:0x06</text:p>
          </table:table-cell>
          <table:table-cell table:style-name="ce14" office:value-type="string" calcext:value-type="string">
            <text:p>0x00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94" calcext:value-type="float">
            <text:p>194</text:p>
          </table:table-cell>
          <table:table-cell table:style-name="ce17" office:value-type="string" calcext:value-type="string">
            <text:p>temperature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1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95" calcext:value-type="float">
            <text:p>195</text:p>
          </table:table-cell>
          <table:table-cell table:style-name="ce17" office:value-type="string" calcext:value-type="string">
            <text:p>humidity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2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96" calcext:value-type="float">
            <text:p>196</text:p>
          </table:table-cell>
          <table:table-cell table:style-name="ce17" office:value-type="string" calcext:value-type="string">
            <text:p>batteryValue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3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97" calcext:value-type="float">
            <text:p>197</text:p>
          </table:table-cell>
          <table:table-cell table:style-name="ce17" office:value-type="string" calcext:value-type="string">
            <text:p>runTime</text:p>
          </table:table-cell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4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98" calcext:value-type="float">
            <text:p>198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5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199" calcext:value-type="float">
            <text:p>199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6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0" calcext:value-type="float">
            <text:p>200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7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1" calcext:value-type="float">
            <text:p>201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8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2" calcext:value-type="float">
            <text:p>202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9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3" calcext:value-type="float">
            <text:p>203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A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4" calcext:value-type="float">
            <text:p>204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B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5" calcext:value-type="float">
            <text:p>205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C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6" calcext:value-type="float">
            <text:p>206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D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7" calcext:value-type="float">
            <text:p>207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E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8" calcext:value-type="float">
            <text:p>208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0F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09" calcext:value-type="float">
            <text:p>209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0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0" calcext:value-type="float">
            <text:p>210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1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1" calcext:value-type="float">
            <text:p>211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2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2" calcext:value-type="float">
            <text:p>212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3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3" calcext:value-type="float">
            <text:p>213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4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4" calcext:value-type="float">
            <text:p>214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5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5" calcext:value-type="float">
            <text:p>215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6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8" office:value-type="float" office:value="216" calcext:value-type="float">
            <text:p>216</text:p>
          </table:table-cell>
          <table:table-cell table:style-name="ce17"/>
          <table:table-cell table:style-name="ce27"/>
          <table:table-cell table:style-name="ce38" office:value-type="string" calcext:value-type="string">
            <text:p>0x01</text:p>
          </table:table-cell>
          <table:table-cell table:style-name="ce47" office:value-type="string" calcext:value-type="string">
            <text:p>0x06</text:p>
          </table:table-cell>
          <table:table-cell table:style-name="ce14" office:value-type="string" calcext:value-type="string">
            <text:p>0x17</text:p>
          </table:table-cell>
          <table:table-cell table:style-name="ce58" table:number-columns-repeated="6"/>
          <table:table-cell table:style-name="ce8" table:number-columns-repeated="1012"/>
        </table:table-row>
        <table:table-row table:style-name="ro1">
          <table:table-cell table:style-name="ce10" office:value-type="float" office:value="217" calcext:value-type="float">
            <text:p>217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SWAY:0x07</text:p>
          </table:table-cell>
          <table:table-cell table:style-name="ce14" office:value-type="string" calcext:value-type="string">
            <text:p>0x00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18" calcext:value-type="float">
            <text:p>218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1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19" calcext:value-type="float">
            <text:p>219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2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0" calcext:value-type="float">
            <text:p>220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3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1" calcext:value-type="float">
            <text:p>221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4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2" calcext:value-type="float">
            <text:p>222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5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3" calcext:value-type="float">
            <text:p>223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6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4" calcext:value-type="float">
            <text:p>224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7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5" calcext:value-type="float">
            <text:p>225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8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6" calcext:value-type="float">
            <text:p>226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9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7" calcext:value-type="float">
            <text:p>227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A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8" calcext:value-type="float">
            <text:p>228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B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29" calcext:value-type="float">
            <text:p>229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C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0" calcext:value-type="float">
            <text:p>230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D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1" calcext:value-type="float">
            <text:p>231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E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2" calcext:value-type="float">
            <text:p>232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0F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3" calcext:value-type="float">
            <text:p>233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0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4" calcext:value-type="float">
            <text:p>234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1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5" calcext:value-type="float">
            <text:p>235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2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6" calcext:value-type="float">
            <text:p>236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3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7" calcext:value-type="float">
            <text:p>237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4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8" calcext:value-type="float">
            <text:p>238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5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39" calcext:value-type="float">
            <text:p>239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6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table:style-name="ce10" office:value-type="float" office:value="240" calcext:value-type="float">
            <text:p>240</text:p>
          </table:table-cell>
          <table:table-cell table:style-name="ce19"/>
          <table:table-cell table:style-name="ce31"/>
          <table:table-cell table:style-name="ce40" office:value-type="string" calcext:value-type="string">
            <text:p>0x01</text:p>
          </table:table-cell>
          <table:table-cell table:style-name="ce49" office:value-type="string" calcext:value-type="string">
            <text:p>0x07</text:p>
          </table:table-cell>
          <table:table-cell table:style-name="ce14" office:value-type="string" calcext:value-type="string">
            <text:p>0x17</text:p>
          </table:table-cell>
          <table:table-cell table:style-name="ce60" table:number-columns-repeated="6"/>
          <table:table-cell table:style-name="ce10" table:number-columns-repeated="10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023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023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023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023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023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023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023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023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023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023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1023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1023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1023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1023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1023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1023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1023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1023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1023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1023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1023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1023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023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023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023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023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023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023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023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023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023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023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023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023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023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023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023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023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023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023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023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023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023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023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023"/>
        </table:table-row>
        <table:table-row table:style-name="ro1" table:number-rows-repeated="10480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.00.0000</text:date>, <text:time style:data-style-name="N2" text:time-value="01:03:36.293000000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31T21:53:26.715000000</meta:creation-date>
    <meta:generator>LibreOffice/6.4.2.2$Windows_X86_64 LibreOffice_project/4e471d8c02c9c90f512f7f9ead8875b57fcb1ec3</meta:generator>
    <dc:date>2020-04-01T01:05:02.585000000</dc:date>
    <meta:editing-duration>PT1H52M38S</meta:editing-duration>
    <meta:editing-cycles>46</meta:editing-cycles>
    <meta:document-statistic meta:table-count="1" meta:cell-count="1296" meta:object-count="0"/>
  </office:meta>
</office:document-meta>
</file>